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While Hazel’s freakishness moves towards introspection, asceticism and spirituality, Enoch’s turns towards materialism, degradation and bestiality.<text:note text:id="ftn0" text:note-class="footnote"><text:note-citation>1</text:note-citation><text:note-body><text:p text:style-name="Footnote">The protagonist’s name symbolises vision: in Hebrew, Hazel means “he who sees God”; the shortened name, Haze, suggests difficulty to see clearly. Motes alludes to the passage in the Gospel of Matthew (7:3–5) in which Jesus condemns judging others: “And why seest thou the mote that is in thy brother’s eye, but seest not the beam that is in thy own eye?” Ironically, Hazel is unable to see well until he blinds himself. Enoch’s name is also biblical, and reflects the character’s fragmentation, since it refers to two opposing biblical figures, Enoch, the father of Methuselah, and Enoch, the son of Cain. As Jordan Cofer argues, “Enoch’s bifurcation [between the spiritual and the carnal] helps readers to understand Enoch’s ultimate choice toward the physical (Enoch, son of Cain), an explanation for his exit from the novel in a gorilla suit.” Jordan Cofer, The Gospel According to Flannery O’Connor: Examining the Role of the Bible in Flannery O’Connor’s Fiction (New York: Bloomsbury, 2014), 44–46.</text:p></text:note-body></text:note> Their pathways become increasingly divergent, but both characters reflect the nihilism, insanity, fragmentation and alienation characteristic of contemporary urban life: in fact, the novel’s barren landscape resembles a Southern version of T.S. Eliot’s Waste Land.<text:note text:id="ftn1" text:note-class="footnote"><text:note-citation>2</text:note-citation><text:note-body><text:p text:style-name="Footnote">Several critics have pointed out the influence of Eliot’s poem on Wise Blood. For example, Sally Fitzgerald, O’Connor’s editor and friend, argues that although writers such as Sophocles, E.A. Poe, and Nathaniel West were sources of inspiration for this novel, “it was Eliot and his Waste Land who provided for [O’Connor] the first impetus to write such a book as Wise Blood at all.” Sally Fitzgerald, “The Owl and the Nightingale,” Flannery O’Connor Bulletin 13 (1984): 44–58, 55.</text:p></text:note-body></text:note> Ten years after its publication, O’Connor described <text:span text:style-name="T1">Wise Blood</text:span> as a “comic novel” which is “very serious.”<text:note text:id="ftn2" text:note-class="footnote"><text:note-citation>3</text:note-citation><text:note-body><text:p text:style-name="Footnote">O’Connor, “Author’s Note,” xiii.</text:p></text:note-body></text:note> Now, several decades after, the novel looks darker and more realistic, and the sources of its humour, more disturbing and controversial than ever.</text:p>
      <text:p text:style-name="Text_20_body">To conclude: O’Connor’s freaks, apparently ludicrous and marginal, have a powerful, subversive, and prophetic potential: they are multivalent figures who become recipients of grace and/or instruments of revelation. Their seeming otherness – which mirrors that symbolized by the American South – unveils radical truths, provoking disruption and change. Despite their arrogant, hubristic or even devilish nature, they convey the possibility of grace and the power of mystery. They are freaks of culture, rather than freaks of nature, that is, they absorb meaning out of their historical and social context (the rural and conservative South of the nineteen fifties; the bleak urban landscapes populated by outcasts, hustlers, preachers and crooks) and invest that context with meaning. It is worth noting that despite her Roman Catholicism, O’Connor’s epiphanies are not precipitated by love, but by violence, which associates her fiction with the notion of “regeneration through violence,” an element of great mythical significance in the history and culture of the US.<text:note text:id="ftn3" text:note-class="footnote"><text:note-citation>4</text:note-citation><text:note-body><text:p text:style-name="Footnote">See Richard Slotkin, Gunfighter Nation: The Myth of the Frontier in Twentieth-Century America (Norman: University of Oklahoma Press, 1998).</text:p></text:note-body></text:note> She located it in the reactionary, underdeveloped, Christ-haunted South – her homeland – but the violence and monstrosity embodied by O’Connor’s freaks have transcended their grotesque patterns and their spatio-temporal boundaries to form part of our daily life – to become the emblem of the human condition in the 21st century.<text:note text:id="ftn4" text:note-class="footnote"><text:note-citation>5</text:note-citation><text:note-body><text:p text:style-name="Footnote">The research carried out for the writing of this article is part of a project financed by the Spanish Ministry of Economy, Industry and Competitiveness (MINECO) and the European Regional Development Fund (DGI/ERDF) (code FFI2015-63506P). The author is also grateful for the support of the Government of Aragón and the European Social Fund (code H03_17R).</text:p></text:note-body></text:note></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